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A00000444CC472227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8.238cm" svg:height="19.261cm" svg:x="1.676cm" svg:y="4.339cm">
          <draw:image xlink:href="Pictures/100000000000040A00000444CC47222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4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1-07T17:14:05.053282000</meta:print-date>
    <dc:date>2025-11-07T17:56:50.785562000</dc:date>
    <meta:editing-duration>PT4H58M23S</meta:editing-duration>
    <meta:editing-cycles>1</meta:editing-cycles>
    <meta:document-statistic meta:object-count="1"/>
    <meta:generator>LibreOffice/25.8.1.1$MacOSX_X86_64 LibreOffice_project/54047653041915e595ad4e45cccea684809c77b5</meta:generator>
  </office:meta>
</office:document-meta>
</file>